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1.689in"/>
    </style:style>
    <style:style style:name="co9" style:family="table-column">
      <style:table-column-properties fo:break-before="auto" style:column-width="1.2417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2154in"/>
    </style:style>
    <style:style style:name="co13" style:family="table-column">
      <style:table-column-properties fo:break-before="auto" style:column-width="1.2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IO_B34_LP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IO_B34_LP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ip_rst_n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ds_clk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clk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TRACK LENGTH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Difference (mils)</text:p>
          </table:table-cell>
          <table:table-cell office:value-type="string" calcext:value-type="string">
            <text:p>Difference (mm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09:26:27.1540150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6-21T15:22:24.088689971</dc:date>
    <meta:editing-duration>PT18H45M29S</meta:editing-duration>
    <meta:editing-cycles>42</meta:editing-cycles>
    <meta:generator>LibreOffice/24.2.4.2$Linux_X86_64 LibreOffice_project/d29029bfb700ea4a272da1366c5f5e7c14e351b5</meta:generator>
    <meta:document-statistic meta:table-count="2" meta:cell-count="682" meta:object-count="0"/>
  </office:meta>
</office:document-meta>
</file>